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ef89b" officeooo:paragraph-rsid="001ef89b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9pt" officeooo:rsid="001ef89b" officeooo:paragraph-rsid="001ef89b" style:font-size-asian="7.84999990463257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rsid="001ef89b" officeooo:paragraph-rsid="001ef89b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2397fd" officeooo:paragraph-rsid="002397fd" style:font-size-asian="7.84999990463257pt" style:font-size-complex="9pt"/>
    </style:style>
    <style:style style:name="P5" style:family="paragraph" style:parent-style-name="Standard">
      <style:text-properties style:font-name="Liberation Mono" fo:font-size="9pt" style:font-size-asian="9pt" style:font-size-complex="9pt"/>
    </style:style>
    <style:style style:name="P6" style:family="paragraph" style:parent-style-name="Standard">
      <style:text-properties style:font-name="Liberation Mono" fo:font-size="9pt" officeooo:paragraph-rsid="002480c5" style:font-size-asian="9pt" style:font-size-complex="9pt"/>
    </style:style>
    <style:style style:name="P7" style:family="paragraph" style:parent-style-name="Standard">
      <style:text-properties style:font-name="Liberation Mono" fo:font-size="9pt" officeooo:rsid="002397fd" officeooo:paragraph-rsid="002397fd" style:font-size-asian="9pt" style:font-size-complex="9pt"/>
    </style:style>
    <style:style style:name="P8" style:family="paragraph" style:parent-style-name="Standard">
      <style:text-properties style:font-name="Liberation Mono" fo:font-size="9pt" officeooo:rsid="002397fd" officeooo:paragraph-rsid="00240c7c" style:font-size-asian="9pt" style:font-size-complex="9pt"/>
    </style:style>
    <style:style style:name="P9" style:family="paragraph" style:parent-style-name="Standard">
      <style:text-properties style:font-name="Liberation Mono" fo:font-size="9pt" officeooo:rsid="00240c7c" officeooo:paragraph-rsid="002397fd" style:font-size-asian="9pt" style:font-size-complex="9pt"/>
    </style:style>
    <style:style style:name="P10" style:family="paragraph" style:parent-style-name="Standard">
      <style:text-properties style:font-name="Liberation Mono" fo:font-size="9pt" officeooo:rsid="002480c5" officeooo:paragraph-rsid="002480c5" style:font-size-asian="9pt" style:font-size-complex="9pt"/>
    </style:style>
    <style:style style:name="P11" style:family="paragraph" style:parent-style-name="Standard">
      <style:text-properties style:font-name="Liberation Mono" fo:font-size="9pt" officeooo:rsid="0025a6d7" officeooo:paragraph-rsid="0025a6d7" style:font-size-asian="9pt" style:font-size-complex="9pt"/>
    </style:style>
    <style:style style:name="P12" style:family="paragraph" style:parent-style-name="Standard">
      <style:text-properties style:font-name="Liberation Mono" fo:font-size="9pt" officeooo:rsid="0025a6d7" officeooo:paragraph-rsid="00275b9d" style:font-size-asian="9pt" style:font-size-complex="9pt"/>
    </style:style>
    <style:style style:name="P13" style:family="paragraph" style:parent-style-name="Standard">
      <style:text-properties style:font-name="Liberation Mono" fo:font-size="9pt" officeooo:rsid="00275b9d" officeooo:paragraph-rsid="00275b9d" style:font-size-asian="9pt" style:font-size-complex="9pt"/>
    </style:style>
    <style:style style:name="P14" style:family="paragraph" style:parent-style-name="Standard">
      <style:text-properties style:font-name="Liberation Mono" fo:font-size="9pt" officeooo:rsid="0029363d" officeooo:paragraph-rsid="0029363d" style:font-size-asian="9pt" style:font-size-complex="9pt"/>
    </style:style>
    <style:style style:name="P15" style:family="paragraph" style:parent-style-name="Standard">
      <style:text-properties style:font-name="Liberation Mono" fo:font-size="9pt" officeooo:rsid="002b3583" officeooo:paragraph-rsid="002b3583" style:font-size-asian="9pt" style:font-size-complex="9pt"/>
    </style:style>
    <style:style style:name="P16" style:family="paragraph" style:parent-style-name="Standard">
      <style:text-properties style:font-name="Liberation Mono" fo:font-size="9pt" officeooo:rsid="0029f83a" officeooo:paragraph-rsid="0029f83a" style:font-size-asian="9pt" style:font-size-complex="9pt"/>
    </style:style>
    <style:style style:name="P17" style:family="paragraph" style:parent-style-name="Standard">
      <style:text-properties style:font-name="Liberation Mono" fo:font-size="9pt" officeooo:rsid="002be7cd" officeooo:paragraph-rsid="002be7cd" style:font-size-asian="9pt" style:font-size-complex="9pt"/>
    </style:style>
    <style:style style:name="P18" style:family="paragraph" style:parent-style-name="Standard">
      <style:text-properties style:font-name="Liberation Mono" fo:font-size="10pt" officeooo:rsid="00275b9d" officeooo:paragraph-rsid="00275b9d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22pt" officeooo:rsid="002397fd" officeooo:paragraph-rsid="002397fd" style:font-size-asian="22pt" style:font-size-complex="2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2397fd"/>
    </style:style>
    <style:style style:name="T3" style:family="text">
      <style:text-properties officeooo:rsid="00240c7c"/>
    </style:style>
    <style:style style:name="T4" style:family="text">
      <style:text-properties officeooo:rsid="002480c5"/>
    </style:style>
    <style:style style:name="T5" style:family="text">
      <style:text-properties officeooo:rsid="0025a6d7"/>
    </style:style>
    <style:style style:name="T6" style:family="text">
      <style:text-properties officeooo:rsid="00275b9d"/>
    </style:style>
    <style:style style:name="T7" style:family="text">
      <style:text-properties officeooo:rsid="0029363d"/>
    </style:style>
    <style:style style:name="T8" style:family="text">
      <style:text-properties officeooo:rsid="0029f83a"/>
    </style:style>
    <style:style style:name="T9" style:family="text">
      <style:text-properties officeooo:rsid="002b3583"/>
    </style:style>
    <style:style style:name="T10" style:family="text">
      <style:text-properties officeooo:rsid="002be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voise: Draft 03/2015</text:p>
      <text:p text:style-name="P1"/>
      <text:p text:style-name="P2">Jacques-Pascal Deplaix</text:p>
      <text:p text:style-name="P2"><text:span text:style-name="T1"/></text:p>
      <text:p text:style-name="P2"><text:span text:style-name="T1"/></text:p>
      <text:p text:style-name="P3"><text:span text:style-name="T1"/></text:p>
      <text:p text:style-name="P19">Grammar <text:span text:style-name="T4">before March 2015</text:span>:</text:p>
      <text:p text:style-name="P4"><text:span text:style-name="T1"/></text:p>
      <text:p text:style-name="P5"><text:span text:style-name="T2">toplevel-expr ::= 'let' lower-name argument* (':' type)? '=' term</text:span></text:p>
      <text:p text:style-name="P6"><text:span text:style-name="T2"><text:s text:c="16"/>| 'let' 'rec' lower-name argument* ':' type '=' term</text:span></text:p>
      <text:p text:style-name="P5"><text:span text:style-name="T2"><text:s text:c="16"/>| 'type' 'alias' upper-name '=' type</text:span></text:p>
      <text:p text:style-name="P5"><text:s text:c="16"/><text:span text:style-name="T4">| 'type' upper-name-ident (':' kind)? '=' '|'? variants</text:span></text:p>
      <text:p text:style-name="P5"><text:span text:style-name="T4"><text:s text:c="16"/>| 'exception' upper-name-ident type*</text:span></text:p>
      <text:p text:style-name="P5"><text:span text:style-name="T4"><text:s text:c="16"/>| 'let' lower-name ':' type '=' 'begin' &lt;llvm-code&gt; 'end'</text:span></text:p>
      <text:p text:style-name="P5"/>
      <text:p text:style-name="P7">lower-name ::= ['a' 'z'] (['a' 'z'] <text:span text:style-name="T5">|</text:span> ['A' 'Z'])*</text:p>
      <text:p text:style-name="P8"><text:span text:style-name="T3">upper-name</text:span> ::= ['<text:span text:style-name="T4">A</text:span>' '<text:span text:style-name="T4">Z</text:span>'] (['a' 'z'] <text:span text:style-name="T5">| </text:span>['A' 'Z'])*</text:p>
      <text:p text:style-name="P13">module-name ::= upper-name ('.' upper-name)*</text:p>
      <text:p text:style-name="P15">lower-ident ::= (module-name '.')? lower-name</text:p>
      <text:p text:style-name="P15">upper-ident ::= (module-name '.')? upper-name</text:p>
      <text:p text:style-name="P9"/>
      <text:p text:style-name="P10">variants ::= upper-name ':' type <text:span text:style-name="T5">('|' variants)?</text:span></text:p>
      <text:p text:style-name="P9"/>
      <text:p text:style-name="P13">argument ::= <text:span text:style-name="T5">upper-name</text:span></text:p>
      <text:p text:style-name="P13"><text:span text:style-name="T5"><text:s text:c="11"/>| '(' </text:span>lower<text:span text:style-name="T5">-name ':' </text:span>type<text:span text:style-name="T5"> ')'</text:span></text:p>
      <text:p text:style-name="P9"/>
      <text:p text:style-name="P14">type-argument ::= <text:span text:style-name="T5">upper-name</text:span></text:p>
      <text:p text:style-name="P14"><text:span text:style-name="T5"><text:s text:c="16"/>| '(' upper-name ':' kind ')'</text:span></text:p>
      <text:p text:style-name="P9"/>
      <text:p text:style-name="P10">kind ::= '*'</text:p>
      <text:p text:style-name="P10"><text:s text:c="7"/>| kind '-&gt;' kind</text:p>
      <text:p text:style-name="P10"><text:s text:c="7"/><text:span text:style-name="T9">| '(' kind ')'</text:span></text:p>
      <text:p text:style-name="P10"/>
      <text:p text:style-name="P17">exns ::= upper-ident ('|' exns)*</text:p>
      <text:p text:style-name="P10"/>
      <text:p text:style-name="P12">type ::= <text:span text:style-name="T9">u</text:span>pper-ident</text:p>
      <text:p text:style-name="P11"><text:s text:c="7"/>| type '-&gt;' type</text:p>
      <text:p text:style-name="P11"><text:s text:c="7"/>| type '-[' exn<text:span text:style-name="T10">s</text:span> ']-&gt;' type</text:p>
      <text:p text:style-name="P11"><text:s text:c="7"/>| 'forall' <text:span text:style-name="T7">type-argument</text:span>+ ',' type</text:p>
      <text:p text:style-name="P11"><text:s text:c="7"/>| 'λ' <text:span text:style-name="T7">type-argument</text:span>+ ',' type</text:p>
      <text:p text:style-name="P11"><text:s text:c="7"/>| type type</text:p>
      <text:p text:style-name="P11"><text:s text:c="7"/><text:span text:style-name="T9">| '(' type ')'</text:span></text:p>
      <text:p text:style-name="P11"/>
      <text:p text:style-name="P13">term ::= <text:span text:style-name="T9">l</text:span>ower-<text:span text:style-name="T9">ident</text:span></text:p>
      <text:p text:style-name="P13"><text:s text:c="7"/>| 'λ' argument+<text:span text:style-name="T5"> '-</text:span>&gt;' term</text:p>
      <text:p text:style-name="P13"><text:s text:c="7"/>| <text:span text:style-name="T2">'let' lower-name </text:span>argument* <text:span text:style-name="T2">(':' type)? '=' term </text:span>'in' term</text:p>
      <text:p text:style-name="P13"><text:span text:style-name="T2"><text:s text:c="7"/>| 'let' 'rec' lower-name </text:span>argument*<text:span text:style-name="T2"> ':' type '=' term </text:span>'in' term</text:p>
      <text:p text:style-name="P13"><text:s text:c="7"/>| term term</text:p>
      <text:p text:style-name="P13"><text:s text:c="7"/>| term '[' type ']'</text:p>
      <text:p text:style-name="P13"><text:s text:c="7"/>| 'fail' '[' type ']' <text:span text:style-name="T8">exn-value</text:span></text:p>
      <text:p text:style-name="P13"><text:s text:c="7"/>| 'match' term 'with' '|'? pattern-<text:span text:style-name="T9">clauses</text:span> 'end'</text:p>
      <text:p text:style-name="P13"><text:s text:c="7"/>| 'try' term 'with' '|'? try-pattern<text:span text:style-name="T9">s</text:span> 'end'</text:p>
      <text:p text:style-name="P13"><text:s text:c="7"/><text:span text:style-name="T9">| '(' term ')'</text:span></text:p>
      <text:p text:style-name="P13"/>
      <text:p text:style-name="P16">exn-value ::= <text:span text:style-name="T6">upper-name</text:span></text:p>
      <text:p text:style-name="P16"><text:span text:style-name="T6"><text:s text:c="12"/>| '(' upper-name term+ ')'</text:span></text:p>
      <text:p text:style-name="P13"/>
      <text:p text:style-name="P13">pattern-<text:span text:style-name="T9">clauses </text:span>::= <text:span text:style-name="T9">upper-ident pattern-args* '-&gt;' term ('|' pattern-clauses)?</text:span></text:p>
      <text:p text:style-name="P13"/>
      <text:p text:style-name="P15">pattern-args ::= lower-name</text:p>
      <text:p text:style-name="P15"><text:s text:c="15"/>| upper-ident</text:p>
      <text:p text:style-name="P15"><text:s text:c="15"/>| '(' upper-ident pattern-args+ ')'</text:p>
      <text:p text:style-name="P13"/>
      <text:p text:style-name="P15">try-pattern-clauses ::= <text:span text:style-name="T6">upper-</text:span>ident lower-name* '-&gt;' term ('|' try-pattern-clauses)?</text:p>
      <text:p text:style-name="P13"/>
      <text:p text:style-name="P18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9:17:25.966873418</meta:creation-date>
    <dc:date>2015-03-17T05:28:45.595259300</dc:date>
    <meta:editing-duration>PT1H27M59S</meta:editing-duration>
    <meta:editing-cycles>7</meta:editing-cycles>
    <meta:generator>LibreOffice/4.1.6.2$Linux_X86_64 LibreOffice_project/410m0$Build-2</meta:generator>
    <meta:document-statistic meta:table-count="0" meta:image-count="0" meta:object-count="0" meta:page-count="2" meta:paragraph-count="47" meta:word-count="253" meta:character-count="1873" meta:non-whitespace-character-count="1399"/>
  </office:meta>
</office:document-meta>
</file>